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home</text:p>
      <text:p text:style-name="P1">Hardware: <text:tab/></text:p>
      <text:p text:style-name="P1"><text:tab/><text:tab/>-Elegoo Mega</text:p>
      <text:p text:style-name="P1"><text:s text:c="2"/><text:tab/><text:tab/>-8 kanal relay karte</text:p>
      <text:p text:style-name="P1"><text:tab/><text:tab/>-Raspberry Pi 3 B</text:p>
      <text:p text:style-name="P1"><text:tab/><text:tab/>-rs 485 module</text:p>
      <text:p text:style-name="P1"><text:tab/><text:tab/>-Siemens Switch</text:p>
      <text:p text:style-name="P1"><text:tab/><text:tab/>-Siemens LOGO 8</text:p>
      <text:p text:style-name="P1"><text:tab/><text:tab/>-Siemens iot interface</text:p>
      <text:p text:style-name="P1"><text:tab/><text:tab/>-Siemens psu (240 Watt)</text:p>
      <text:p text:style-name="P1"><text:tab/><text:tab/>-digital Sicherung</text:p>
      <text:p text:style-name="P1"><text:tab/><text:tab/>-Kabel</text:p>
      <text:p text:style-name="P1"><text:tab/><text:tab/>-Steckdosen</text:p>
      <text:p text:style-name="P1"><text:tab/><text:tab/>-Adapter von 230V auf USB</text:p>
      <text:p text:style-name="P1">Idee: </text:p>
      <text:p text:style-name="P1">Die Idee kommt mir daher das Smarthome systeme teuer sind und man nur wenige anbieter hat wie Google (&amp;NSA), Apple (&amp;NSA) oder Amazon (&amp;NSA).</text:p>
      <text:p text:style-name="P1">Status: Project in Progress</text:p>
      <text:p text:style-name="P1">Funktionen: </text:p>
      <text:p text:style-name="P1">-Arduino Mega: DHT, Relay, LED,...</text:p>
      <text:p text:style-name="P1">-Raspberry: Server</text:p>
      <text:p text:style-name="P1">-IOT: Keine Ahnung evt. mit Live-Coding</text:p>
      <text:p text:style-name="P1">-LOGO: Keine Ahnu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nno schnackenberg</meta:initial-creator>
    <meta:creation-date>2018-09-05T15:02:31.32</meta:creation-date>
    <meta:document-statistic meta:table-count="0" meta:image-count="0" meta:object-count="0" meta:page-count="1" meta:paragraph-count="22" meta:word-count="82" meta:character-count="540"/>
    <dc:date>2018-09-05T17:26:34.65</dc:date>
    <dc:creator>enno schnackenberg</dc:creator>
    <meta:editing-duration>PT9M2S</meta:editing-duration>
    <meta:editing-cycles>1</meta:editing-cycles>
    <meta:generator>OpenOffice/4.1.2$Win32 OpenOffice.org_project/412m3$Build-9782</meta:generator>
  </office:meta>
</office:document-meta>
</file>